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28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28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28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8">
      <style:paragraph-properties fo:margin-left="1.5in" fo:margin-right="0in" fo:margin-top="0in" fo:margin-bottom="0in" loext:contextual-spacing="false" fo:line-height="5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1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12" style:family="paragraph" style:parent-style-name="Standard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.1665in" fo:margin-bottom="0in" loext:contextual-spacing="false" fo:line-height="50%" fo:text-indent="-0.25in" style:auto-text-indent="false"/>
    </style:style>
    <style:style style:name="P37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36">
      <style:paragraph-properties fo:margin-left="0.5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5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6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1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2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3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3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2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3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2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3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1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36">
      <style:paragraph-properties fo:margin-left="1in" fo:margin-right="0in" fo:margin-top="0in" fo:margin-bottom="0in" loext:contextual-spacing="false" fo:text-indent="-0.25in" style:auto-text-indent="false"/>
    </style:style>
    <style:style style:name="P80" style:family="paragraph" style:parent-style-name="Standard" style:list-style-name="WWNum19">
      <style:paragraph-properties fo:margin-left="1in" fo:margin-right="0in" fo:margin-top="0in" fo:margin-bottom="0in" loext:contextual-spacing="false" fo:line-height="100%" fo:text-indent="-0.25in" style:auto-text-indent="false"/>
      <style:text-properties fo:font-size="12pt" style:text-underline-style="none" style:font-size-asian="12pt" style:font-size-complex="12pt"/>
    </style:style>
    <style:style style:name="P81" style:family="paragraph" style:parent-style-name="Standard" style:list-style-name="WWNum1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2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3" style:family="paragraph" style:parent-style-name="Standard" style:list-style-name="WWNum3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4" style:family="paragraph" style:parent-style-name="Standard" style:list-style-name="WWNum3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5" style:family="paragraph" style:parent-style-name="Standard" style:list-style-name="WWNum29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6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7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8" style:family="paragraph" style:parent-style-name="Standard" style:list-style-name="WWNum2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89" style:family="paragraph" style:parent-style-name="Standard" style:list-style-name="WWNum1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0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1" style:family="paragraph" style:parent-style-name="Standard" style:list-style-name="WWNum2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2" style:family="paragraph" style:parent-style-name="Standard" style:list-style-name="WWNum1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3" style:family="paragraph" style:parent-style-name="Standard" style:list-style-name="WWNum3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4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1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29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33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8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22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16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4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31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105" style:family="paragraph" style:parent-style-name="Standard">
      <style:paragraph-properties fo:margin-top="0.1665in" fo:margin-bottom="0.1665in" loext:contextual-spacing="false" fo:line-height="100%"/>
    </style:style>
    <style:style style:name="P106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107" style:family="paragraph" style:parent-style-name="Standard">
      <style:paragraph-properties fo:margin-top="0.1665in" fo:margin-bottom="0.1665in" loext:contextual-spacing="false" fo:line-height="50%"/>
      <style:text-properties fo:font-size="12pt" style:font-size-asian="12pt" style:font-size-complex="12pt"/>
    </style:style>
    <style:style style:name="P108" style:family="paragraph" style:parent-style-name="Standard">
      <style:paragraph-properties fo:margin-top="0.1665in" fo:margin-bottom="0.1665in" loext:contextual-spacing="false" fo:line-height="100%"/>
      <style:text-properties fo:font-size="14pt" style:font-size-asian="14pt" style:font-size-complex="14pt"/>
    </style:style>
    <style:style style:name="P109" style:family="paragraph" style:parent-style-name="Standard">
      <style:paragraph-properties fo:margin-top="0.1665in" fo:margin-bottom="0.1665in" loext:contextual-spacing="false" fo:line-height="50%"/>
    </style:style>
    <style:style style:name="P110" style:family="paragraph" style:parent-style-name="Standard">
      <style:paragraph-properties fo:margin-top="0.1665in" fo:margin-bottom="0.1665in" loext:contextual-spacing="false" fo:line-height="100%" fo:break-before="page"/>
    </style:style>
    <style:style style:name="P111" style:family="paragraph" style:parent-style-name="Standard" style:list-style-name="WWNum3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2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39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37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19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1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34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39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37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21" style:family="paragraph" style:parent-style-name="Standard" style:list-style-name="WWNum19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22" style:family="paragraph" style:parent-style-name="Standard" style:list-style-name="WWNum1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23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24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25" style:family="paragraph" style:parent-style-name="Standard" style:list-style-name="WWNum34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6" style:family="paragraph" style:parent-style-name="Standard">
      <style:paragraph-properties fo:margin-left="1.5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2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12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29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3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 fo:break-before="page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132" style:family="paragraph" style:parent-style-name="Standard" style:master-page-name="Standard">
      <style:paragraph-properties style:page-number="1"/>
    </style:style>
    <style:style style:name="P133" style:family="paragraph" style:parent-style-name="Heading_20_3" style:list-style-name="WWNum39">
      <style:paragraph-properties fo:margin-left="1in" fo:margin-right="0in" fo:margin-top="0in" fo:margin-bottom="0in" loext:contextual-spacing="false" fo:keep-together="auto" fo:text-indent="-0.25in" style:auto-text-indent="false" fo:keep-with-next="auto"/>
    </style:style>
    <style:style style:name="P134" style:family="paragraph" style:parent-style-name="Frame_20_contents">
      <style:text-properties style:use-window-font-color="true"/>
    </style:style>
    <style:style style:name="P135" style:family="paragraph" style:parent-style-name="Frame_20_contents">
      <style:paragraph-properties fo:margin-left="0in" fo:margin-right="0in" fo:margin-top="0in" fo:margin-bottom="0in" loext:contextual-spacing="false" fo:line-height="0.1791in" fo:text-align="start" style:justify-single-word="false" fo:text-indent="0in" style:auto-text-indent="false"/>
    </style:style>
    <style:style style:name="P1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2" style:font-size-asian="10pt" style:font-style-asian="normal" style:font-weight-asian="normal" style:font-name-complex="Calibri2"/>
    </style:style>
    <style:style style:name="T5" style:family="text">
      <style:text-properties style:text-underline-style="none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style:text-underline-style="none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Frame">
      <style:graphic-properties style:vertical-pos="top" style:vertical-rel="paragraph" style:horizontal-pos="from-left" style:horizontal-rel="paragraph" draw:opacity="0%" fo:padding-left="0in" fo:padding-right="0.278in" fo:padding-top="0.2083in" fo:padding-bottom="0in" fo:border="none" draw:textarea-vertical-align="top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37in" fo:min-width="0.9866in" fo:padding-top="0.2083in" fo:padding-bottom="0in" fo:padding-left="0in" fo:padding-right="0.278in" fo:wrap-option="wrap" fo:margin-left="0in" fo:margin-right="0in" fo:margin-top="0in" fo:margin-bottom="0in" style:run-through="background" style:wrap="run-through" style:number-wrapped-paragraphs="no-limit" style:vertical-pos="top" style:vertical-rel="page" style:horizontal-pos="from-left" style:horizontal-rel="page-end-margin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span text:style-name="T1">Technologies Preferred:</text:span></text:p>
      <text:list xml:id="list3930589358" text:style-name="WWNum28">
        <text:list-item>
          <text:p text:style-name="P5"><text:span text:style-name="T3">Python, Golang, Javascript/Typescript <text:tab/><text:tab/><text:tab/><text:tab/>&lt; Programming Languages</text:span></text:p>
        </text:list-item>
        <text:list-item>
          <text:p text:style-name="P5"><text:span text:style-name="T3">FastAPI/Flask, Jin/GorillaMux, React/Angular<text:tab/><text:tab/><text:tab/>&lt; API Routers / FW</text:span></text:p>
        </text:list-item>
        <text:list-item>
          <text:p text:style-name="P5"><text:span text:style-name="T3">ELK stack: ElasticSearch, Logstash, Kibana, Beats<text:tab/><text:tab/><text:tab/>&lt; ELK</text:span></text:p>
        </text:list-item>
        <text:list-item>
          <text:p text:style-name="P5"><text:span text:style-name="T3">Docker/Docker Compose/Podman<text:tab/><text:tab/><text:tab/><text:tab/>&lt; Containerization</text:span></text:p>
        </text:list-item>
        <text:list-item>
          <text:p text:style-name="P5"><text:span text:style-name="T3">REST/gRPC, Event Driven<text:tab/><text:tab/><text:tab/><text:tab/><text:tab/>&lt; App Architecture</text:span></text:p>
        </text:list-item>
        <text:list-item>
          <text:p text:style-name="P5"><text:span text:style-name="T3">Linux/Windows<text:tab/><text:tab/><text:tab/><text:tab/><text:tab/><text:tab/><text:tab/>&lt; OS</text:span></text:p>
        </text:list-item>
        <text:list-item>
          <text:p text:style-name="P5"><text:span text:style-name="T3">Mongo, Redis, Postgre, MySQL, Oracle<text:tab/><text:tab/><text:tab/><text:tab/>&lt; Databases</text:span></text:p>
        </text:list-item>
        <text:list-item>
          <text:p text:style-name="P5"><text:span text:style-name="T3">RabbitMQ, Kafka<text:tab/><text:tab/><text:tab/><text:tab/><text:tab/><text:tab/>&lt; Message Brokers</text:span></text:p>
        </text:list-item>
        <text:list-item>
          <text:p text:style-name="P5"><text:span text:style-name="T3">Spark, Kafka Streams<text:tab/><text:tab/><text:tab/><text:tab/><text:tab/><text:tab/>&lt; Data Processing/ETL</text:span></text:p>
        </text:list-item>
      </text:list>
      <text:p text:style-name="P6"/>
      <text:p text:style-name="Standard"><text:span text:style-name="T1">Domains To Apply Them</text:span></text:p>
      <text:list xml:id="list32904235328992" text:continue-numbering="true" text:style-name="WWNum28">
        <text:list-item>
          <text:p text:style-name="P5"><text:span text:style-name="T3">Distributed Systems</text:span></text:p>
          <text:list>
            <text:list-item>
              <text:p text:style-name="P8"><text:span text:style-name="T3">Load balancing? / Microservices? </text:span></text:p>
            </text:list-item>
            <text:list-item>
              <text:p text:style-name="P8"><text:span text:style-name="T3">Real Time Processing, Analytics / Monitoring -&gt; Event Driven, Low Latency</text:span></text:p>
            </text:list-item>
            <text:list-item>
              <text:p text:style-name="P8"><text:span text:style-name="T3">Data Warehousing / ETL Pipelines</text:span></text:p>
            </text:list-item>
          </text:list>
        </text:list-item>
        <text:list-item>
          <text:p text:style-name="P5"><text:span text:style-name="T3">Cybersecurity</text:span></text:p>
          <text:list>
            <text:list-item>
              <text:p text:style-name="P8"><text:span text:style-name="T3">Real-time monitoring for </text:span></text:p>
              <text:list>
                <text:list-item>
                  <text:p text:style-name="P10"><text:span text:style-name="T3">threats</text:span></text:p>
                </text:list-item>
                <text:list-item>
                  <text:p text:style-name="P10"><text:span text:style-name="T3">intrusion detection</text:span></text:p>
                </text:list-item>
                <text:list-item>
                  <text:p text:style-name="P10"><text:soft-page-break/><text:span text:style-name="T3">incident respon</text:span>s<text:span text:style-name="T3">e</text:span></text:p>
                </text:list-item>
              </text:list>
            </text:list-item>
          </text:list>
        </text:list-item>
      </text:list>
      <text:p text:style-name="P11"/>
      <text:p text:style-name="Standard"><text:span text:style-name="T1">Project Ideas</text:span></text:p>
      <text:list xml:id="list32903908860692" text:continue-numbering="true" text:style-name="WWNum28">
        <text:list-item>
          <text:p text:style-name="P5"><text:span text:style-name="T3">Some sort of Analytics Platform?</text:span></text:p>
          <text:list>
            <text:list-item>
              <text:p text:style-name="P8"><text:span text:style-name="T3">centralized logging and analytics platform to monitor distributed applications ?</text:span></text:p>
            </text:list-item>
            <text:list-item>
              <text:p text:style-name="P8"><text:span text:style-name="T3">aggregation of logs from distributed systems</text:span></text:p>
            </text:list-item>
            <text:list-item>
              <text:p text:style-name="P8"><text:span text:style-name="T3">predefined and customizable charts for error rates, latency, resource utilization, etc.</text:span></text:p>
            </text:list-item>
            <text:list-item>
              <text:p text:style-name="P8"><text:span text:style-name="T3">system monitoring, error tracking, and alerting ?</text:span></text:p>
            </text:list-item>
            <text:list-item>
              <text:p text:style-name="P8"><text:span text:style-name="T3">alerting system: configurable thresholds for cpu, memory, or error rates.</text:span></text:p>
            </text:list-item>
            <text:list-item>
              <text:p text:style-name="P8"><text:span text:style-name="T3">iot related thing? detect anomalies in sensor data using statistical</text:span></text:p>
            </text:list-item>
            <text:list-item>
              <text:p text:style-name="P8"><text:span text:style-name="T3">technologies: elk stack, kafka, docker, fastapi, python</text:span></text:p>
            </text:list-item>
          </text:list>
        </text:list-item>
      </text:list>
      <text:p text:style-name="P12"/>
      <text:list xml:id="list32903142450981" text:continue-numbering="true" text:style-name="WWNum28">
        <text:list-item>
          <text:p text:style-name="P5"><text:span text:style-name="T3">API gateway for managing microservices traffic / Self Healing System</text:span></text:p>
          <text:list>
            <text:list-item>
              <text:p text:style-name="P8"><text:span text:style-name="T3">manage and optimize traffic between microservices</text:span></text:p>
            </text:list-item>
            <text:list-item>
              <text:p text:style-name="P8"><text:span text:style-name="T3">load balancing, </text:span></text:p>
            </text:list-item>
            <text:list-item>
              <text:p text:style-name="P8"><text:span text:style-name="T3">rate limiting</text:span></text:p>
            </text:list-item>
            <text:list-item>
              <text:p text:style-name="P8"><text:span text:style-name="T3">monitoring </text:span></text:p>
            </text:list-item>
            <text:list-item>
              <text:p text:style-name="P8"><text:span text:style-name="T3">redirecting traffic</text:span></text:p>
            </text:list-item>
            <text:list-item>
              <text:p text:style-name="P8"><text:span text:style-name="T3">logs of incoming requests and responses</text:span></text:p>
            </text:list-item>
            <text:list-item>
              <text:p text:style-name="P8"><text:span text:style-name="T3">route requests based on current server load, geographic proximity, or response times</text:span></text:p>
            </text:list-item>
            <text:list-item>
              <text:p text:style-name="P8"><text:span text:style-name="T3">dynamically routes requests based on context (e.g., user behavior, load patterns) ?</text:span></text:p>
            </text:list-item>
            <text:list-item>
              <text:p text:style-name="P8"><text:soft-page-break/><text:span text:style-name="T3">predict traffic patterns and optimize routing decisions</text:span></text:p>
            </text:list-item>
            <text:list-item>
              <text:p text:style-name="P8"><text:span text:style-name="T3">detect failing services and redirect traffic to healthy ones</text:span></text:p>
            </text:list-item>
            <text:list-item>
              <text:p text:style-name="P8"><text:span text:style-name="T3">serve cached responses when the backend is unavailable</text:span></text:p>
            </text:list-item>
            <text:list-item>
              <text:p text:style-name="P8"><text:span text:style-name="T3">fastapi, nginx, kafka, redis, prometheus</text:span></text:p>
            </text:list-item>
          </text:list>
        </text:list-item>
      </text:list>
      <text:p text:style-name="P12"/>
      <text:list xml:id="list32903338294371" text:continue-numbering="true" text:style-name="WWNum28">
        <text:list-item>
          <text:p text:style-name="P5"><text:span text:style-name="T3">Real-Time Data Integration System</text:span></text:p>
          <text:list>
            <text:list-item>
              <text:p text:style-name="P8"><text:span text:style-name="T3">integrates and processes data from multiple sources, including text, images, audio etc (!)</text:span></text:p>
            </text:list-item>
            <text:list-item>
              <text:p text:style-name="P8"><text:span text:style-name="T3">support for streaming data sources (kafka, rabbitmq) and batch sources (databases, files).</text:span></text:p>
            </text:list-item>
            <text:list-item>
              <text:p text:style-name="P8"><text:span text:style-name="T3">clean, enrich, and transform data in real-time using spark or kafka streams</text:span></text:p>
            </text:list-item>
            <text:list-item>
              <text:p text:style-name="P8"><text:span text:style-name="T3">multi-modal ai models</text:span></text:p>
            </text:list-item>
            <text:list-item>
              <text:p text:style-name="P8"><text:span text:style-name="T3">extract insights from text (sentiment analysis), images (object detection), and audio (speech-to-text).</text:span></text:p>
            </text:list-item>
            <text:list-item>
              <text:p text:style-name="P8"><text:span text:style-name="T3">correlate insights from diverse data types<text:tab/></text:span></text:p>
            </text:list-item>
            <text:list-item>
              <text:p text:style-name="P8"><text:span text:style-name="T3">identify patterns or correlations across different data modalities (linking social media posts with related images).</text:span></text:p>
            </text:list-item>
            <text:list-item>
              <text:p text:style-name="P8"><text:span text:style-name="T3">kafka streams, spark, python (fastapi), tensorflow/pytorch.</text:span></text:p>
            </text:list-item>
          </text:list>
        </text:list-item>
      </text:list>
      <text:p text:style-name="P12"/>
      <text:list xml:id="list32903265694490" text:continue-numbering="true" text:style-name="WWNum28">
        <text:list-item>
          <text:p text:style-name="P5"><text:span text:style-name="T3">Distributed Intrusion Detection System (IDS)</text:span></text:p>
          <text:list>
            <text:list-item>
              <text:p text:style-name="P8"><text:span text:style-name="T3">detect and respond to cybersecurity threats</text:span></text:p>
            </text:list-item>
            <text:list-item>
              <text:p text:style-name="P8"><text:span text:style-name="T3">log aggregation with anomaly detection and honeypots.</text:span></text:p>
            </text:list-item>
            <text:list-item>
              <text:p text:style-name="P8"><text:span text:style-name="T3">block suspicious ips or isolate compromised systems</text:span></text:p>
            </text:list-item>
            <text:list-item>
              <text:p text:style-name="P8"><text:span text:style-name="T3">dashboards for tracking attack attempts, and alerts for critical incidents</text:span></text:p>
            </text:list-item>
            <text:list-item>
              <text:p text:style-name="P8"><text:span text:style-name="T3">elk stack, kafka, rabbitmq, python</text:span></text:p>
            </text:list-item>
          </text:list>
        </text:list-item>
      </text:list>
      <text:p text:style-name="P12"><text:soft-page-break/></text:p>
      <text:list xml:id="list32902998755197" text:continue-numbering="true" text:style-name="WWNum28">
        <text:list-item>
          <text:p text:style-name="P5"><text:span text:style-name="T3">Multi-Modal Data Query Platform</text:span></text:p>
          <text:list>
            <text:list-item>
              <text:p text:style-name="P8"><text:span text:style-name="T3">query interface where users can query datasets involving text, images, and audio for holistic insights</text:span></text:p>
            </text:list-item>
            <text:list-item>
              <text:p text:style-name="P8"><text:span text:style-name="T3">allow users to query text, images, and audio</text:span></text:p>
            </text:list-item>
            <text:list-item>
              <text:p text:style-name="P8"><text:span text:style-name="T3">“find all records where images contain 'trees' and text mentions ‘climate change’”</text:span></text:p>
            </text:list-item>
            <text:list-item>
              <text:p text:style-name="P8"><text:span text:style-name="T3">efficient indexing and retrieval of multi-modal data</text:span></text:p>
            </text:list-item>
            <text:list-item>
              <text:p text:style-name="P8"><text:span text:style-name="T3">ai models to annotate and enrich raw data (tag objects in images, transcribe audio).</text:span></text:p>
            </text:list-item>
            <text:list-item>
              <text:p text:style-name="P8"><text:span text:style-name="T3">large datasets with distributed processing and storage</text:span></text:p>
            </text:list-item>
            <text:list-item>
              <text:p text:style-name="P9"><text:span text:style-name="T3">elasticsearch, fastapi, python, docker, tensorflow</text:span></text:p>
            </text:list-item>
          </text:list>
        </text:list-item>
      </text:list>
      <text:p text:style-name="P13">—-----------------------------------------</text:p>
      <text:list xml:id="list1554474137" text:style-name="WWNum1">
        <text:list-item>
          <text:p text:style-name="P14">Distributed Intrusion Detection System (IDS) with Stream Processing</text:p>
        </text:list-item>
      </text:list>
      <text:list xml:id="list2467916522" text:style-name="WWNum15">
        <text:list-item>
          <text:p text:style-name="P61">Build a Kafka-based event pipeline that consumes logs/packets, processes them with Spark/Kafka Streams, and applies ML/anomaly detection in real time.</text:p>
        </text:list-item>
        <text:list-item>
          <text:p text:style-name="P61">Integrate ElasticSearch + Kibana for visualization.</text:p>
        </text:list-item>
        <text:list-item>
          <text:p text:style-name="P81">Compare your system against Snort/Suricata for detection latency and scalability.</text:p>
        </text:list-item>
      </text:list>
      <text:p text:style-name="P13"/>
      <text:list xml:id="list2103795896" text:style-name="WWNum24">
        <text:list-item>
          <text:p text:style-name="P15">Resilient SIEM with Event-Driven Architecture</text:p>
        </text:list-item>
      </text:list>
      <text:list xml:id="list3313799925" text:style-name="WWNum26">
        <text:list-item>
          <text:p text:style-name="P62">Build a lightweight SIEM (Security Information and Event Management) system with Beats -&gt; Kafka -&gt; ElasticSearch.</text:p>
        </text:list-item>
        <text:list-item>
          <text:p text:style-name="P62">Enhance it with custom correlation rules, threat intel feeds, and anomaly detection.<text:line-break/>Could be pitched as a <text:span text:style-name="T8">low-latency, scalable alternative</text:span> to traditional SIEM tools.<text:line-break/></text:p>
        </text:list-item>
      </text:list>
      <text:list xml:id="list3028466255" text:style-name="WWNum20">
        <text:list-item>
          <text:p text:style-name="P37">Real-Time Ransomware Behavior Detection</text:p>
        </text:list-item>
      </text:list>
      <text:list xml:id="list3484764725" text:style-name="WWNum9">
        <text:list-item>
          <text:p text:style-name="P63">File system event monitoring with Python/Golang (inotify/Fanotify on Linux, ETW on Windows).</text:p>
        </text:list-item>
        <text:list-item>
          <text:p text:style-name="P63">Stream events to Kafka, analyze patterns (entropy changes, file renaming).</text:p>
        </text:list-item>
        <text:list-item>
          <text:p text:style-name="P82"><text:soft-page-break/>Could integrate Redis for quick lookups + FastAPI dashboard.</text:p>
        </text:list-item>
      </text:list>
      <text:p text:style-name="P7"/>
      <text:p text:style-name="Standard"/>
      <text:p text:style-name="P1"><text:span text:style-name="T2">Distributed Intrusion Detection and Response System Using Event-Driven Stream Processing</text:span></text:p>
      <text:p text:style-name="P2"/>
      <text:p text:style-name="P105"><text:span text:style-name="T9">Ingestion &amp; Normalization</text:span></text:p>
      <text:list xml:id="list235357999" text:style-name="WWNum30">
        <text:list-item>
          <text:p text:style-name="P16"><text:span text:style-name="T11">Collect heterogeneous data: system logs, NetFlow, IDS alerts, honeypot logs.</text:span></text:p>
        </text:list-item>
        <text:list-item>
          <text:p text:style-name="P50"><text:span text:style-name="T11">Normalize into a unified schema (JSON/Avro/Parquet).</text:span></text:p>
        </text:list-item>
      </text:list>
      <text:p text:style-name="P105"><text:span text:style-name="T9">Stream Processing &amp; Detection</text:span></text:p>
      <text:list xml:id="list3303499176" text:style-name="WWNum23">
        <text:list-item>
          <text:p text:style-name="P17"><text:span text:style-name="T11">Use Kafka + Kafka Streams (or Spark Streaming) for real-time analytics.</text:span></text:p>
        </text:list-item>
        <text:list-item>
          <text:p text:style-name="P51"><text:span text:style-name="T11">Implement both </text:span><text:span text:style-name="T13">signature-based</text:span><text:span text:style-name="T11"> (rules like Suricata/Snort) and </text:span><text:span text:style-name="T13">anomaly-based</text:span><text:span text:style-name="T11"> (ML models) detection.</text:span></text:p>
        </text:list-item>
      </text:list>
      <text:p text:style-name="P105"><text:span text:style-name="T9">Automated Response</text:span></text:p>
      <text:list xml:id="list1098691736" text:style-name="WWNum27">
        <text:list-item>
          <text:p text:style-name="P18"><text:span text:style-name="T11">Trigger actions: block IPs (via firewall rules), isolate containers/VMs, or send alerts to Slack/Email.</text:span></text:p>
        </text:list-item>
        <text:list-item>
          <text:p text:style-name="P52"><text:span text:style-name="T11">Use RabbitMQ/Kafka topics for pushing response events to agents.</text:span></text:p>
        </text:list-item>
      </text:list>
      <text:p text:style-name="P105"><text:span text:style-name="T9">Visualization &amp; Dashboards</text:span></text:p>
      <text:list xml:id="list1750632740" text:style-name="WWNum40">
        <text:list-item>
          <text:p text:style-name="P19"><text:span text:style-name="T11">ELK stack (ElasticSearch + Kibana) for real-time dashboards.</text:span></text:p>
        </text:list-item>
        <text:list-item>
          <text:p text:style-name="P53"><text:span text:style-name="T11">Track attack attempts, suspicious IPs, trends.</text:span></text:p>
        </text:list-item>
      </text:list>
      <text:p text:style-name="P105"><text:span text:style-name="T9">Evaluation &amp; Benchmarking</text:span></text:p>
      <text:list xml:id="list1712054174" text:style-name="WWNum13">
        <text:list-item>
          <text:p text:style-name="P60"><text:span text:style-name="T11">Compare detection latency, throughput, and scalability against </text:span><text:span text:style-name="T13">Snort/Suricata</text:span><text:span text:style-name="T11">.</text:span></text:p>
        </text:list-item>
      </text:list>
      <text:p text:style-name="P3"/>
      <text:p text:style-name="P4"><text:span text:style-name="T1">Research to do</text:span></text:p>
      <text:list xml:id="list958760290" text:style-name="WWNum18">
        <text:list-item>
          <text:p text:style-name="P20"><text:soft-page-break/>Architecture: Show how distributed, event-driven pipelines improve IDS scalability and resilience.</text:p>
        </text:list-item>
        <text:list-item>
          <text:p text:style-name="P38">Detection: Evaluate ML vs signature-based detection in real-time pipelines.</text:p>
        </text:list-item>
        <text:list-item>
          <text:p text:style-name="P38">Response: Study effectiveness of automated responses (blocking, isolation).</text:p>
        </text:list-item>
        <text:list-item>
          <text:p text:style-name="P54">Benchmarking: Compare with Snort/Suricata in latency (ms), throughput (events/s), detection accuracy.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pan text:style-name="T1">Overview</text:span></text:p>
      <text:list xml:id="list142810514" text:style-name="WWNum36">
        <text:list-item>
          <text:p text:style-name="P49"><text:span text:style-name="T11">Should look like a mini SOC (security operations center)</text:span></text:p>
          <text:list>
            <text:list-item>
              <text:p text:style-name="P79"><text:span text:style-name="T13">Monitored Hosts / Honeypots</text:span><text:span text:style-name="T11"> -&gt; where attacks/logs originate.</text:span></text:p>
            </text:list-item>
            <text:list-item>
              <text:p text:style-name="P79"><text:span text:style-name="T13">Data Pipeline Cluster</text:span><text:span text:style-name="T11"> -&gt; Kafka, Stream Processing, Elasticsearch.</text:span></text:p>
            </text:list-item>
            <text:list-item>
              <text:p text:style-name="P79"><text:span text:style-name="T13">Detection &amp; Response Layer</text:span><text:span text:style-name="T11"> -&gt; ML engines, signature engines, response service.</text:span></text:p>
            </text:list-item>
            <text:list-item>
              <text:p text:style-name="P64"><text:span text:style-name="T13">Visualization Layer</text:span><text:span text:style-name="T11"> -&gt; Kibana dashboard for analysts.</text:span></text:p>
            </text:list-item>
          </text:list>
        </text:list-item>
        <text:list-item>
          <text:p text:style-name="P39"><text:span text:style-name="T11">It can be built with </text:span><text:span text:style-name="T13">Docker containers</text:span><text:span text:style-name="T11"> (preferred - easier) or a few VMs (to mimic different machines).</text:span></text:p>
          <text:list>
            <text:list-item>
              <text:p text:style-name="P83"><text:span text:style-name="T13">Docker Compose or Kubernetes setup</text:span><text:span text:style-name="T11"> is clean and reproducible.</text:span></text:p>
            </text:list-item>
          </text:list>
        </text:list-item>
      </text:list>
      <text:p text:style-name="P105"><text:span text:style-name="T1">Architecture &amp; Services</text:span></text:p>
      <text:list xml:id="list3431837657" text:style-name="WWNum34">
        <text:list-item>
          <text:p text:style-name="P21"><text:span text:style-name="T9">Data collection</text:span></text:p>
          <text:list>
            <text:list-item>
              <text:p text:style-name="P65"><text:soft-page-break/><text:span text:style-name="T13">Where</text:span><text:span text:style-name="T11">: On monitored VMs or containers (Linux servers, honeypots)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pan text:style-name="T13">Filebeat</text:span><text:span text:style-name="T11"> -&gt; reads local logs (auth logs, syslog, application logs, honeypot logs).</text:span></text:p>
                </text:list-item>
                <text:list-item>
                  <text:p text:style-name="P111"><text:span text:style-name="T13">Packetbeat</text:span><text:span text:style-name="T11"> -&gt; sniffs live network traffic (DNS, HTTP, MySQL, etc.).</text:span></text:p>
                </text:list-item>
              </text:list>
            </text:list-item>
            <text:list-item>
              <text:p text:style-name="P65"><text:span text:style-name="T11">What they do:</text:span></text:p>
              <text:list>
                <text:list-item>
                  <text:p text:style-name="P111"><text:span text:style-name="T11">Normalize raw logs/packets into structured JSON.</text:span></text:p>
                </text:list-item>
                <text:list-item>
                  <text:p text:style-name="P111"><text:span text:style-name="T11">Forward them into </text:span><text:span text:style-name="T13">Kafka topics</text:span><text:span text:style-name="T11">.</text:span></text:p>
                </text:list-item>
              </text:list>
            </text:list-item>
            <text:list-item>
              <text:p text:style-name="P84"><text:span text:style-name="T13">Output</text:span><text:span text:style-name="T11">: Raw log events (logs.raw, packets.raw).</text:span></text:p>
            </text:list-item>
          </text:list>
        </text:list-item>
      </text:list>
      <text:p text:style-name="P123"/>
      <text:list xml:id="list32902789158275" text:continue-numbering="true" text:style-name="WWNum34">
        <text:list-item>
          <text:p text:style-name="P21"><text:span text:style-name="T9">Message Broker / Transport Layer</text:span></text:p>
          <text:list>
            <text:list-item>
              <text:p text:style-name="P65"><text:span text:style-name="T13">Where</text:span><text:span text:style-name="T11">: Central Kafka cluster (1–3 brokers in containers. 1 broker / container)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pan text:style-name="T13">Kafka + Zookeeper (or KRaft mode - newer)</text:span><text:span text:style-name="T11"> -&gt; handles high-throughput ingestion.</text:span></text:p>
                </text:list-item>
              </text:list>
            </text:list-item>
            <text:list-item>
              <text:p text:style-name="P65"><text:span text:style-name="T11">What it does:</text:span></text:p>
              <text:list>
                <text:list-item>
                  <text:p text:style-name="P111"><text:span text:style-name="T11">Acts as the “event bus” for all incoming data.</text:span></text:p>
                </text:list-item>
                <text:list-item>
                  <text:p text:style-name="P111"><text:span text:style-name="T11">Stores data in </text:span><text:span text:style-name="T13">topics</text:span><text:span text:style-name="T11"> like:</text:span></text:p>
                  <text:list>
                    <text:list-item>
                      <text:p text:style-name="P125"><text:span text:style-name="T11">raw.logs</text:span></text:p>
                    </text:list-item>
                    <text:list-item>
                      <text:p text:style-name="P125"><text:span text:style-name="T11">raw.packets</text:span></text:p>
                    </text:list-item>
                    <text:list-item>
                      <text:p text:style-name="P125"><text:span text:style-name="T11">alerts.anomalies</text:span></text:p>
                    </text:list-item>
                    <text:list-item>
                      <text:p text:style-name="P125"><text:span text:style-name="T11">alerts.signatures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13">Output</text:span><text:span text:style-name="T11">: Provides reliable, scalable data distribution to downstream consumers.</text:span></text:p>
            </text:list-item>
          </text:list>
        </text:list-item>
      </text:list>
      <text:p text:style-name="P123"><text:soft-page-break/></text:p>
      <text:p text:style-name="P123"/>
      <text:p text:style-name="P123"/>
      <text:p text:style-name="P123"/>
      <text:p text:style-name="P123"/>
      <text:p text:style-name="P123"/>
      <text:list xml:id="list32903823040627" text:continue-numbering="true" text:style-name="WWNum34">
        <text:list-item>
          <text:p text:style-name="P21"><text:span text:style-name="T9">Stream Processing / Detection Layer</text:span></text:p>
          <text:list>
            <text:list-item>
              <text:p text:style-name="P65"><text:span text:style-name="T13">Where</text:span><text:span text:style-name="T11">: Processing VMs or containers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pan text:style-name="T13">Kafka Streams / Spark Streaming</text:span><text:span text:style-name="T11"> -&gt; subscribe to raw topics.</text:span></text:p>
                </text:list-item>
                <text:list-item>
                  <text:p text:style-name="P111"><text:span text:style-name="T11">Detection Engines</text:span></text:p>
                  <text:list>
                    <text:list-item>
                      <text:p text:style-name="P125"><text:span text:style-name="T13">Signature Engine</text:span><text:span text:style-name="T11"> (Snort-like rules applied on logs/packets).</text:span></text:p>
                    </text:list-item>
                    <text:list-item>
                      <text:p text:style-name="P125"><text:span text:style-name="T13">Anomaly Engine</text:span><text:span text:style-name="T11"> (ML models: Isolation Forest, Autoencoder, LSTM for sequences).</text:span></text:p>
                    </text:list-item>
                  </text:list>
                </text:list-item>
              </text:list>
            </text:list-item>
            <text:list-item>
              <text:p text:style-name="P65"><text:span text:style-name="T11">What they do:</text:span></text:p>
              <text:list>
                <text:list-item>
                  <text:p text:style-name="P111"><text:span text:style-name="T11">Normalize/enrich events (geo-IP, ASN, reputation lookups).</text:span></text:p>
                </text:list-item>
                <text:list-item>
                  <text:p text:style-name="P111"><text:span text:style-name="T11">Detect suspicious behaviors (failed logins, brute force, port scans, anomalous flows).</text:span></text:p>
                </text:list-item>
              </text:list>
            </text:list-item>
            <text:list-item>
              <text:p text:style-name="P84"><text:span text:style-name="T13">Output</text:span><text:span text:style-name="T11">: Write detection results to Kafka topics -&gt; alerts.signatures, alerts.anomalies.</text:span></text:p>
            </text:list-item>
          </text:list>
        </text:list-item>
      </text:list>
      <text:p text:style-name="P123"/>
      <text:list xml:id="list32902701427240" text:continue-numbering="true" text:style-name="WWNum34">
        <text:list-item>
          <text:p text:style-name="P21"><text:span text:style-name="T9">Storage &amp; Indexing Layer</text:span></text:p>
          <text:list>
            <text:list-item>
              <text:p text:style-name="P65"><text:span text:style-name="T13">Where</text:span><text:span text:style-name="T11">: Central DB container/VM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oft-page-break/><text:span text:style-name="T13">Elasticsearch</text:span><text:span text:style-name="T11"> -&gt; indexes alerts + enriched logs.</text:span></text:p>
                </text:list-item>
              </text:list>
            </text:list-item>
            <text:list-item>
              <text:p text:style-name="P65"><text:span text:style-name="T11">What it does:</text:span></text:p>
              <text:list>
                <text:list-item>
                  <text:p text:style-name="P111"><text:span text:style-name="T11">Stores structured events for querying.</text:span></text:p>
                </text:list-item>
                <text:list-item>
                  <text:p text:style-name="P111"><text:span text:style-name="T11">Serves as the backend for dashboards.</text:span></text:p>
                </text:list-item>
              </text:list>
            </text:list-item>
            <text:list-item>
              <text:p text:style-name="P84"><text:span text:style-name="T13">Output</text:span><text:span text:style-name="T11">: Searchable database of all logs + alerts.</text:span></text:p>
            </text:list-item>
          </text:list>
        </text:list-item>
      </text:list>
      <text:p text:style-name="P106"/>
      <text:list xml:id="list32902675867867" text:continue-numbering="true" text:style-name="WWNum34">
        <text:list-item>
          <text:p text:style-name="P21"><text:span text:style-name="T9">Visualization Layer</text:span></text:p>
          <text:list>
            <text:list-item>
              <text:p text:style-name="P65"><text:span text:style-name="T13">Where</text:span><text:span text:style-name="T11">: Dashboard container/VM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pan text:style-name="T13">Kibana</text:span><text:span text:style-name="T11"> -&gt; connects to Elasticsearch.</text:span></text:p>
                </text:list-item>
              </text:list>
            </text:list-item>
            <text:list-item>
              <text:p text:style-name="P65"><text:span text:style-name="T11">What it does:</text:span></text:p>
              <text:list>
                <text:list-item>
                  <text:p text:style-name="P111"><text:span text:style-name="T11">Provides real-time dashboards (attack trends, sources, top IPs, signatures triggered).</text:span></text:p>
                </text:list-item>
                <text:list-item>
                  <text:p text:style-name="P118"><text:span text:style-name="T11">Analysts can drill down into anomalies and network flows.</text:span></text:p>
                </text:list-item>
              </text:list>
            </text:list-item>
          </text:list>
        </text:list-item>
      </text:list>
      <text:p text:style-name="P126"/>
      <text:list xml:id="list32903409643266" text:continue-numbering="true" text:style-name="WWNum34">
        <text:list-item>
          <text:p text:style-name="P21"><text:span text:style-name="T9">Response Layer</text:span></text:p>
          <text:list>
            <text:list-item>
              <text:p text:style-name="P65"><text:span text:style-name="T13">Where</text:span><text:span text:style-name="T11">: Runs as a FastAPI service in a container. Agents deployed on monitored hosts.</text:span></text:p>
            </text:list-item>
            <text:list-item>
              <text:p text:style-name="P65"><text:span text:style-name="T11">Services:</text:span></text:p>
              <text:list>
                <text:list-item>
                  <text:p text:style-name="P111"><text:span text:style-name="T13">FastAPI Response Service</text:span><text:span text:style-name="T11"> -&gt; subscribes to alerts.* topics.</text:span></text:p>
                </text:list-item>
                <text:list-item>
                  <text:p text:style-name="P111"><text:span text:style-name="T13">Distributed Agents (Python/Golang)</text:span><text:span text:style-name="T11"> on monitored hosts.</text:span></text:p>
                </text:list-item>
              </text:list>
            </text:list-item>
            <text:list-item>
              <text:p text:style-name="P65"><text:span text:style-name="T11">What it does:</text:span></text:p>
              <text:list>
                <text:list-item>
                  <text:p text:style-name="P111"><text:span text:style-name="T11">On alert:</text:span></text:p>
                  <text:list>
                    <text:list-item>
                      <text:p text:style-name="P125"><text:soft-page-break/><text:span text:style-name="T11">Block IPs (via IPTables/FirewallD/Windows Firewall).</text:span></text:p>
                    </text:list-item>
                    <text:list-item>
                      <text:p text:style-name="P125"><text:span text:style-name="T11">Kill suspicious processes.</text:span></text:p>
                    </text:list-item>
                    <text:list-item>
                      <text:p text:style-name="P125"><text:span text:style-name="T11">Isolate host/container (optional).</text:span></text:p>
                    </text:list-item>
                  </text:list>
                </text:list-item>
                <text:list-item>
                  <text:p text:style-name="P111"><text:span text:style-name="T11">Sends confirmation back into Kafka or logs.</text:span></text:p>
                </text:list-item>
              </text:list>
            </text:list-item>
            <text:list-item>
              <text:p text:style-name="P65"><text:span text:style-name="T13">Output</text:span><text:span text:style-name="T11">: Active mitigation actions + alert logs</text:span></text:p>
            </text:list-item>
          </text:list>
        </text:list-item>
        <text:list-item>
          <text:p text:style-name="P40"><text:span text:style-name="T9">End Result (What To Collect &amp; Display)</text:span></text:p>
        </text:list-item>
      </text:list>
      <text:list xml:id="list4140487970" text:style-name="WWNum39">
        <text:list-item>
          <text:p text:style-name="P133"><text:bookmark text:name="_heading=h.2te9nwuhe8o2"/><text:span text:style-name="T9">Data Collected</text:span></text:p>
        </text:list-item>
      </text:list>
      <text:list xml:id="list670351765" text:style-name="WWNum25">
        <text:list-item>
          <text:list>
            <text:list-item>
              <text:list>
                <text:list-item>
                  <text:p text:style-name="P112"><text:span text:style-name="T11">System logs (auth.log, syslog, honeypot activity).</text:span></text:p>
                </text:list-item>
                <text:list-item>
                  <text:p text:style-name="P112"><text:span text:style-name="T11">Network traffic (flow metadata: source IP, dest IP, protocol, payload summary).</text:span></text:p>
                </text:list-item>
                <text:list-item>
                  <text:p text:style-name="P112"><text:span text:style-name="T11">Enriched metadata (GeoIP, ASN, blacklist check).</text:span></text:p>
                </text:list-item>
              </text:list>
            </text:list-item>
          </text:list>
        </text:list-item>
      </text:list>
      <text:list xml:id="list32903353772650" text:continue-list="list4140487970" text:style-name="WWNum39">
        <text:list-item>
          <text:p text:style-name="P133"><text:bookmark text:name="_heading=h.d7pfhhqdk9yk"/><text:span text:style-name="T9">Data Displayed in Kibana Dashboards</text:span></text:p>
          <text:list>
            <text:list-item>
              <text:p text:style-name="P113"><text:span text:style-name="T13">Live attack attempts</text:span><text:span text:style-name="T11"> -&gt; SSH brute force attempts, RDP attacks, web exploit attempts.</text:span></text:p>
            </text:list-item>
            <text:list-item>
              <text:p text:style-name="P113"><text:span text:style-name="T13">Suspicious IP map</text:span><text:span text:style-name="T11"> -&gt; geographic distribution of attackers.</text:span></text:p>
            </text:list-item>
            <text:list-item>
              <text:p text:style-name="P113"><text:span text:style-name="T13">Traffic anomalies</text:span><text:span text:style-name="T11"> -&gt; unusual traffic volumes, ports, or payloads.</text:span></text:p>
            </text:list-item>
            <text:list-item>
              <text:p text:style-name="P113"><text:span text:style-name="T13">Detection breakdown</text:span><text:span text:style-name="T11"> -&gt; % signature vs anomaly detection.</text:span></text:p>
            </text:list-item>
            <text:list-item>
              <text:p text:style-name="P119"><text:span text:style-name="T13">Response actions</text:span><text:span text:style-name="T11"> -&gt; list of IPs blocked, systems isolated.</text:span></text:p>
            </text:list-item>
          </text:list>
        </text:list-item>
      </text:list>
      <text:p text:style-name="P123"/>
      <text:p text:style-name="P110"><text:span text:style-name="T1">Desired Architecure</text:span></text:p>
      <text:list xml:id="list1738116801" text:style-name="WWNum29">
        <text:list-item>
          <text:p text:style-name="P22"><text:span text:style-name="T9">Data Collection -&gt; 2 (maximum 3) containers</text:span></text:p>
          <text:list>
            <text:list-item>
              <text:p text:style-name="P66"><text:span text:style-name="T11">Filebeat service on -&gt; sends auth logs, syslog, application logs</text:span></text:p>
            </text:list-item>
            <text:list-item>
              <text:p text:style-name="P66"><text:span text:style-name="T11">Packetbeat service on -&gt; sends live network traffic logs</text:span></text:p>
            </text:list-item>
            <text:list-item>
              <text:p text:style-name="P66"><text:span text:style-name="T11">(Optional) honeypot software -&gt; generates suspicious traffic for your IDS</text:span></text:p>
            </text:list-item>
            <text:list-item>
              <text:p text:style-name="P85"><text:span text:style-name="T11">Mitigation agent (python/golang agent) which would communicate through the fastapi/grpc for active response</text:span></text:p>
            </text:list-item>
          </text:list>
        </text:list-item>
      </text:list>
      <text:p text:style-name="P124"><text:span text:style-name="T9">Communication</text:span></text:p>
      <text:list xml:id="list32903249448189" text:continue-numbering="true" text:style-name="WWNum29">
        <text:list-item>
          <text:list>
            <text:list-item>
              <text:p text:style-name="P98"><text:span text:style-name="T11">Filebeat, Packetbeat forward capture data to kafka</text:span></text:p>
            </text:list-item>
            <text:list-item>
              <text:p text:style-name="P66"><text:span text:style-name="T11">[OPTIONAL] If any honeypot service is active, it will produce data which will probably be captured by filebeat/packetbeat and also forwarded to kafka</text:span></text:p>
            </text:list-item>
            <text:list-item>
              <text:p text:style-name="P85"><text:span text:style-name="T11">The Mitigation Agent will receive commands from the central fastapi service for active response and will report success/failure back ( last part is optional but nice to have)</text:span></text:p>
            </text:list-item>
          </text:list>
        </text:list-item>
      </text:list>
      <text:p text:style-name="P123"/>
      <text:list xml:id="list32902676923353" text:continue-numbering="true" text:style-name="WWNum29">
        <text:list-item>
          <text:p text:style-name="P22"><text:span text:style-name="T9">Central Kafka Cluster -&gt; 1 (maximum 2) containers (each with a kafka broker)</text:span></text:p>
          <text:list>
            <text:list-item>
              <text:p text:style-name="P66"><text:span text:style-name="T11">No need for zookeeper</text:span></text:p>
            </text:list-item>
            <text:list-item>
              <text:p text:style-name="P85"><text:span text:style-name="T11">Use Kafka with Kraft if possible</text:span></text:p>
            </text:list-item>
          </text:list>
        </text:list-item>
      </text:list>
      <text:p text:style-name="P105"><text:span text:style-name="T11"><text:tab/>Communication</text:span></text:p>
      <text:list xml:id="list2137682853" text:style-name="WWNum33">
        <text:list-item>
          <text:p text:style-name="P99"><text:span text:style-name="T11">Acts as a hub, it decouples producers (the hosts) and the consumers (processing, response services)</text:span></text:p>
        </text:list-item>
      </text:list>
      <text:list xml:id="list2254610231" text:style-name="WWNum3">
        <text:list-item>
          <text:p text:style-name="P67"><text:span text:style-name="T11">Kafka will receive data from the producers (filebeat, packetbeat)</text:span></text:p>
        </text:list-item>
        <text:list-item>
          <text:p text:style-name="P86"><text:span text:style-name="T11">Data will be used by the producers (Stream Processing Detection Engine takes data from raw.</text:span><text:span text:style-name="T14">*</text:span><text:span text:style-name="T11">,</text:span><text:span text:style-name="T14"> </text:span><text:span text:style-name="T11">FastAPI subscribes to alert.* and consumes from there)</text:span></text:p>
        </text:list-item>
      </text:list>
      <text:p text:style-name="P127"/>
      <text:list xml:id="list32903491744579" text:continue-list="list32902676923353" text:style-name="WWNum29">
        <text:list-item>
          <text:p text:style-name="P22"><text:span text:style-name="T9">Stream Processing -&gt; 1 container</text:span></text:p>
          <text:list>
            <text:list-item>
              <text:p text:style-name="P66"><text:span text:style-name="T11">Contains a service which subscribes to the kafka topics</text:span></text:p>
            </text:list-item>
            <text:list-item>
              <text:p text:style-name="P85"><text:soft-page-break/><text:span text:style-name="T11">Publishes alerts generated back to kafka</text:span></text:p>
            </text:list-item>
          </text:list>
        </text:list-item>
      </text:list>
      <text:p text:style-name="P105"><text:span text:style-name="T11"><text:tab/>Communication</text:span></text:p>
      <text:list xml:id="list3488790366" text:style-name="WWNum8">
        <text:list-item>
          <text:p text:style-name="P100"><text:span text:style-name="T11">Subscribes to kafka and consumes the raw.* logs/packets</text:span></text:p>
        </text:list-item>
        <text:list-item>
          <text:p text:style-name="P68"><text:span text:style-name="T11">Publishes to kafka alerts to alerts.signatures and alerts.anomalies</text:span></text:p>
        </text:list-item>
        <text:list-item>
          <text:p text:style-name="P87"><text:span text:style-name="T11">Also can send data to elastic (the enriched logs, alerts) for historical search and kibana visualization</text:span></text:p>
        </text:list-item>
      </text:list>
      <text:p text:style-name="P123"/>
      <text:p text:style-name="P123"/>
      <text:p text:style-name="P123"/>
      <text:list xml:id="list32902281832188" text:continue-list="list32903491744579" text:style-name="WWNum29">
        <text:list-item>
          <text:p text:style-name="P22"><text:span text:style-name="T9">Elastic Storage</text:span></text:p>
          <text:list>
            <text:list-item>
              <text:p text:style-name="P66"><text:span text:style-name="T11">Central database which stores alerts and enriched logs (generated by the Stream Processing container)</text:span></text:p>
            </text:list-item>
            <text:list-item>
              <text:p text:style-name="P85"><text:span text:style-name="T11">Will contain the events, alerts and other logs</text:span></text:p>
            </text:list-item>
          </text:list>
        </text:list-item>
      </text:list>
      <text:p text:style-name="P129"><text:span text:style-name="T11">Communication<text:tab/><text:tab/></text:span></text:p>
      <text:list xml:id="list801042943" text:style-name="WWNum22">
        <text:list-item>
          <text:p text:style-name="P101"><text:span text:style-name="T11">Receives enriched logs and alerts from Stream Processing Detection Engine service</text:span></text:p>
        </text:list-item>
        <text:list-item>
          <text:p text:style-name="P88"><text:span text:style-name="T11">Kibana retrieves data from elastic in order to display it nicely in the dashboards</text:span></text:p>
        </text:list-item>
      </text:list>
      <text:p text:style-name="P123"/>
      <text:list xml:id="list32903183340705" text:continue-list="list32902281832188" text:style-name="WWNum29">
        <text:list-item>
          <text:p text:style-name="P22"><text:span text:style-name="T9">Visualization in Kibana -&gt; 1 container</text:span></text:p>
          <text:list>
            <text:list-item>
              <text:p text:style-name="P66"><text:span text:style-name="T11">Connects to Elastic DB</text:span></text:p>
            </text:list-item>
            <text:list-item>
              <text:p text:style-name="P66"><text:span text:style-name="T11">Displays real time (hopefully) diagrams and statistics of the system</text:span></text:p>
            </text:list-item>
            <text:list-item>
              <text:p text:style-name="P85"><text:span text:style-name="T11">Dashboards, trends, flows</text:span></text:p>
            </text:list-item>
          </text:list>
        </text:list-item>
      </text:list>
      <text:p text:style-name="P128"><text:span text:style-name="T11"><text:tab/>Communication</text:span></text:p>
      <text:list xml:id="list4049811111" text:style-name="WWNum31">
        <text:list-item>
          <text:p text:style-name="P104"><text:span text:style-name="T11">Reads logs/alerts/other data <text:s/>from elastic and displays it</text:span></text:p>
        </text:list-item>
      </text:list>
      <text:p text:style-name="P123"><text:soft-page-break/></text:p>
      <text:list xml:id="list32903751184093" text:continue-list="list32903183340705" text:style-name="WWNum29">
        <text:list-item>
          <text:p text:style-name="P22"><text:span text:style-name="T9">Mitigation Service -&gt; 1 container</text:span></text:p>
          <text:list>
            <text:list-item>
              <text:p text:style-name="P66"><text:span text:style-name="T11">Runs a FastAPI service which subscribes to alerts topics in kafka and communicate with the deployed agents in order to take appropriate measures</text:span></text:p>
            </text:list-item>
            <text:list-item>
              <text:p text:style-name="P85"><text:span text:style-name="T11">agents report back after applying action -&gt; FastAPI logs success/failure.</text:span></text:p>
            </text:list-item>
          </text:list>
        </text:list-item>
      </text:list>
      <text:p text:style-name="P128"><text:span text:style-name="T11"><text:tab/>Communication</text:span></text:p>
      <text:list xml:id="list572331287" text:style-name="WWNum16">
        <text:list-item>
          <text:p text:style-name="P102"><text:span text:style-name="T11">Subscribes to kafka alert.* topics</text:span></text:p>
        </text:list-item>
        <text:list-item>
          <text:p text:style-name="P89"><text:span text:style-name="T11">Pushes commands to the services deployed on the hosts and awaits a confirmation response</text:span></text:p>
        </text:list-item>
      </text:list>
      <text:p text:style-name="P106"/>
      <text:p text:style-name="P105"><text:span text:style-name="T1">Key Points</text:span></text:p>
      <text:list xml:id="list2762352596" text:style-name="WWNum32">
        <text:list-item>
          <text:p text:style-name="P23"><text:span text:style-name="T13">Communication is mostly unidirectional</text:span><text:span text:style-name="T11"> (logs/packets -&gt; Kafka -&gt; detection -&gt; Kafka -&gt; response/Elastic).</text:span></text:p>
        </text:list-item>
        <text:list-item>
          <text:p text:style-name="P55"><text:span text:style-name="T13">Agents live on monitored hosts</text:span><text:span text:style-name="T11"> and communicate </text:span><text:span text:style-name="T13">bi-directionally with FastAPI</text:span><text:span text:style-name="T11">.</text:span></text:p>
        </text:list-item>
      </text:list>
      <text:p text:style-name="P106"/>
      <text:p text:style-name="P105"><text:span text:style-name="T1">Optional</text:span></text:p>
      <text:list xml:id="list3287956225" text:style-name="WWNum17">
        <text:list-item>
          <text:p text:style-name="P24"><text:span text:style-name="T11">Your honeypots may generate traffic, but you could also have a </text:span><text:span text:style-name="T13">traffic generator container</text:span><text:span text:style-name="T11"> that simulates attacks like port scans, brute force, etc., for reproducibility.</text:span></text:p>
        </text:list-item>
        <text:list-item>
          <text:p text:style-name="P56"><text:span text:style-name="T11">Consider </text:span><text:span text:style-name="T13">network segmentation</text:span><text:span text:style-name="T11">: each simulated host in its own Docker network (or bridge), so you can demonstrate </text:span><text:span text:style-name="T13">distributed attacks</text:span><text:span text:style-name="T11"> and </text:span><text:span text:style-name="T13">response isolation</text:span><text:span text:style-name="T11">.</text:span></text:p>
        </text:list-item>
      </text:list>
      <text:p text:style-name="P106"/>
      <text:p text:style-name="P105"><text:span text:style-name="T1">Provider Sources Options</text:span></text:p>
      <text:list xml:id="list119216137" text:style-name="WWNum37">
        <text:list-item>
          <text:p text:style-name="P25"><text:span text:style-name="T9">Minimal Data Collectors (Only Beats + Agent)</text:span></text:p>
          <text:list>
            <text:list-item>
              <text:p text:style-name="P69"><text:span text:style-name="T11">Each container runs only:</text:span></text:p>
              <text:list>
                <text:list-item>
                  <text:p text:style-name="P114"><text:span text:style-name="T11">Filebeat -&gt; forwards syslog/auth/app logs.</text:span></text:p>
                </text:list-item>
                <text:list-item>
                  <text:p text:style-name="P114"><text:span text:style-name="T11">Packetbeat -&gt; forwards network flows.</text:span></text:p>
                </text:list-item>
                <text:list-item>
                  <text:p text:style-name="P114"><text:soft-page-break/><text:span text:style-name="T11">Agent (Python/Go) -&gt; waits for mitigation commands.</text:span></text:p>
                </text:list-item>
              </text:list>
            </text:list-item>
            <text:list-item>
              <text:p text:style-name="P69"><text:span text:style-name="T11">Thoughts on this</text:span></text:p>
              <text:list>
                <text:list-item>
                  <text:p text:style-name="P114"><text:span text:style-name="T11">(+) Lightweight, easy to deploy.</text:span></text:p>
                </text:list-item>
                <text:list-item>
                  <text:p text:style-name="P114"><text:span text:style-name="T11">(+) Clean separation (they only generate and forward).</text:span></text:p>
                </text:list-item>
                <text:list-item>
                  <text:p text:style-name="P114"><text:span text:style-name="T11">(-) No real “workload” inside -&gt; only the host’s logs and traffic.</text:span></text:p>
                </text:list-item>
                <text:list-item>
                  <text:p text:style-name="P114"><text:span text:style-name="T11">(-) Might look too synthetic if you don’t add traffic or honeypots.</text:span></text:p>
                </text:list-item>
                <text:list-item>
                  <text:p text:style-name="P120"><text:span text:style-name="T11">Good if you want a </text:span><text:span text:style-name="T13">very clean proof-of-concept</text:span><text:span text:style-name="T11"> system with low resource usage</text:span></text:p>
                </text:list-item>
              </text:list>
            </text:list-item>
          </text:list>
        </text:list-item>
      </text:list>
      <text:p text:style-name="P106"/>
      <text:list xml:id="list32902811927077" text:continue-numbering="true" text:style-name="WWNum37">
        <text:list-item>
          <text:p text:style-name="P25"><text:span text:style-name="T9">“Realistic Workload” Containers</text:span></text:p>
          <text:list>
            <text:list-item>
              <text:p text:style-name="P69"><text:span text:style-name="T11">Each monitored container runs:</text:span></text:p>
              <text:list>
                <text:list-item>
                  <text:p text:style-name="P114"><text:span text:style-name="T11">A small service (like Nginx, MySQL, or SSH server) -&gt; generates normal traffic/logs.</text:span></text:p>
                </text:list-item>
                <text:list-item>
                  <text:p text:style-name="P114"><text:span text:style-name="T11">Filebeat + Packetbeat -&gt; collect from those services.</text:span></text:p>
                </text:list-item>
                <text:list-item>
                  <text:p text:style-name="P114"><text:span text:style-name="T11">Agent</text:span></text:p>
                </text:list-item>
              </text:list>
            </text:list-item>
            <text:list-item>
              <text:p text:style-name="P69"><text:span text:style-name="T11">Thoughts on this</text:span></text:p>
              <text:list>
                <text:list-item>
                  <text:p text:style-name="P114"><text:span text:style-name="T11">(+) You get realistic syslog/app logs (failed SSH logins, HTTP access logs, DB queries).</text:span></text:p>
                </text:list-item>
                <text:list-item>
                  <text:p text:style-name="P114"><text:span text:style-name="T11">(+) Easier to generate both normal and malicious activity.</text:span></text:p>
                </text:list-item>
                <text:list-item>
                  <text:p text:style-name="P114"><text:span text:style-name="T11">(-) Slightly heavier containers (extra services).</text:span></text:p>
                </text:list-item>
                <text:list-item>
                  <text:p text:style-name="P120"><text:span text:style-name="T11">Better because you can simulate real traffic (e.g., brute force on SSH, SQL injection on MySQL).</text:span></text:p>
                </text:list-item>
              </text:list>
            </text:list-item>
          </text:list>
        </text:list-item>
      </text:list>
      <text:p text:style-name="P127"/>
      <text:list xml:id="list32902621354280" text:continue-numbering="true" text:style-name="WWNum37">
        <text:list-item>
          <text:p text:style-name="P25"><text:span text:style-name="T9">Honeypot Containers</text:span></text:p>
          <text:list>
            <text:list-item>
              <text:p text:style-name="P69"><text:span text:style-name="T11">What it looks like:</text:span></text:p>
              <text:list>
                <text:list-item>
                  <text:p text:style-name="P114"><text:soft-page-break/><text:span text:style-name="T11">Run a honeypot service (like Cowrie SSH honeypot, Dionaea, or HoneyDB agents).</text:span></text:p>
                </text:list-item>
                <text:list-item>
                  <text:p text:style-name="P114"><text:span text:style-name="T11">Filebeat + Packetbeat to capture honeypot logs &amp; traffic.</text:span></text:p>
                </text:list-item>
                <text:list-item>
                  <text:p text:style-name="P114"><text:span text:style-name="T11">Agent for response.</text:span></text:p>
                </text:list-item>
              </text:list>
            </text:list-item>
            <text:list-item>
              <text:p text:style-name="P69"><text:span text:style-name="T11">Thoughts on this</text:span></text:p>
              <text:list>
                <text:list-item>
                  <text:p text:style-name="P114"><text:span text:style-name="T11">(+) Generates </text:span><text:span text:style-name="T14">actual malicious traffic and logs</text:span><text:span text:style-name="T11"> (attack attempts, scans, brute force).</text:span></text:p>
                </text:list-item>
                <text:list-item>
                  <text:p text:style-name="P114"><text:span text:style-name="T11">(+) Makes your system more interesting for analysis (you’ll see “real” anomalies).</text:span></text:p>
                </text:list-item>
                <text:list-item>
                  <text:p text:style-name="P114"><text:span text:style-name="T11">(-) Needs internet exposure or simulated attacks.</text:span></text:p>
                </text:list-item>
                <text:list-item>
                  <text:p text:style-name="P114"><text:span text:style-name="T11">(-) More setup time and care (honeypots can get noisy fast).</text:span></text:p>
                </text:list-item>
                <text:list-item>
                  <text:p text:style-name="P120"><text:span text:style-name="T13">show off the anomaly detection + signature detection</text:span><text:span text:style-name="T11"> layer.</text:span></text:p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p text:style-name="P105"><text:span text:style-name="T1">Detection layer Options</text:span></text:p>
      <text:list xml:id="list4030266795" text:style-name="WWNum5">
        <text:list-item>
          <text:p text:style-name="P26"><text:span text:style-name="T9">Signature-Based Detection (Snort-like)</text:span></text:p>
          <text:list>
            <text:list-item>
              <text:p text:style-name="P70"><text:span text:style-name="T13">Goal</text:span><text:span text:style-name="T11">: Match known attack patterns or suspicious behaviors.</text:span></text:p>
            </text:list-item>
            <text:list-item>
              <text:p text:style-name="P70"><text:span text:style-name="T13">Integrate Snort/Suricata</text:span><text:span text:style-name="T11"> as an inline process.</text:span></text:p>
              <text:list>
                <text:list-item>
                  <text:p text:style-name="P115"><text:span text:style-name="T11">They can consume PCAP-like streams or logs, generate alerts, which you then push to Kafka.</text:span></text:p>
                </text:list-item>
                <text:list-item>
                  <text:p text:style-name="P115"><text:span text:style-name="T11">(+) mature, high-quality signatures.</text:span></text:p>
                </text:list-item>
                <text:list-item>
                  <text:p text:style-name="P115"><text:span text:style-name="T11">(-) heavier, more complex integration.</text:span></text:p>
                </text:list-item>
              </text:list>
            </text:list-item>
            <text:list-item>
              <text:p text:style-name="P70"><text:span text:style-name="T13">Write custom rules in code</text:span><text:span text:style-name="T11"> (Python/Go) that match conditions on events:</text:span></text:p>
              <text:list>
                <text:list-item>
                  <text:p text:style-name="P115"><text:span text:style-name="T11">Example: "If 5 failed logins in &lt; 60 seconds from same IP -&gt; brute force alert".</text:span></text:p>
                </text:list-item>
                <text:list-item>
                  <text:p text:style-name="P115"><text:soft-page-break/><text:span text:style-name="T11">(+) lightweight, flexible.</text:span></text:p>
                </text:list-item>
                <text:list-item>
                  <text:p text:style-name="P115"><text:span text:style-name="T11">(-) you must write/maintain rules.</text:span></text:p>
                </text:list-item>
              </text:list>
            </text:list-item>
            <text:list-item>
              <text:p text:style-name="P90"><text:span text:style-name="T11">Best to start with simple </text:span><text:span text:style-name="T13">rule-based detection in Python</text:span><text:span text:style-name="T11"> (failed logins, port scans, SQL keywords in traffic). Later, you can mention that Snort/Suricata can be swapped in for production use.</text:span></text:p>
            </text:list-item>
          </text:list>
        </text:list-item>
      </text:list>
      <text:p text:style-name="P108"/>
      <text:list xml:id="list32903907799010" text:continue-numbering="true" text:style-name="WWNum5">
        <text:list-item>
          <text:p text:style-name="P26"><text:span text:style-name="T9">Anomaly-Based Detection (Machine Learning)</text:span></text:p>
          <text:list>
            <text:list-item>
              <text:p text:style-name="P70"><text:span text:style-name="T13">Goal</text:span><text:span text:style-name="T11">: Detect deviations from "normal" behavior.</text:span></text:p>
            </text:list-item>
            <text:list-item>
              <text:p text:style-name="P70"><text:span text:style-name="T13">Classical ML models</text:span><text:span text:style-name="T11"> (Isolation Forest, One-Class SVM, k-Means clustering).</text:span></text:p>
              <text:list>
                <text:list-item>
                  <text:p text:style-name="P115"><text:span text:style-name="T11">Use numeric features like: failed_login_count, bytes_sent, unique_ports.</text:span></text:p>
                </text:list-item>
                <text:list-item>
                  <text:p text:style-name="P115"><text:span text:style-name="T11">Train offline on "normal" data, then stream events through the model.</text:span></text:p>
                </text:list-item>
              </text:list>
            </text:list-item>
            <text:list-item>
              <text:p text:style-name="P70"><text:span text:style-name="T13">Deep Learning models</text:span><text:span text:style-name="T11"> (Autoencoder, LSTM).</text:span></text:p>
              <text:list>
                <text:list-item>
                  <text:p text:style-name="P115"><text:span text:style-name="T11">Autoencoder: train on normal sequences of logs -&gt; high reconstruction error = anomaly</text:span></text:p>
                </text:list-item>
                <text:list-item>
                  <text:p text:style-name="P115"><text:span text:style-name="T11">LSTM: model time-series (like login attempts, packet sizes).</text:span></text:p>
                </text:list-item>
                <text:list-item>
                  <text:p text:style-name="P115"><text:span text:style-name="T11">Run inference in real time in the stream processor.</text:span></text:p>
                </text:list-item>
              </text:list>
            </text:list-item>
            <text:list-item>
              <text:p text:style-name="P70"><text:span text:style-name="T13">Streaming-native ML</text:span><text:span text:style-name="T11">:</text:span></text:p>
              <text:list>
                <text:list-item>
                  <text:p text:style-name="P115"><text:span text:style-name="T13">Kafka Streams</text:span><text:span text:style-name="T11">: you can embed ML models inside processors (export trained models, load with ONNX).</text:span></text:p>
                </text:list-item>
                <text:list-item>
                  <text:p text:style-name="P115"><text:span text:style-name="T13">Spark Streaming</text:span><text:span text:style-name="T11">: supports MLlib for anomaly detection, and integrates better with big datasets.</text:span></text:p>
                </text:list-item>
                <text:list-item>
                  <text:p text:style-name="P115"><text:span text:style-name="T13">River</text:span><text:span text:style-name="T11">: lightweight Python library for online ML (works well for stream processing).</text:span></text:p>
                </text:list-item>
              </text:list>
            </text:list-item>
            <text:list-item>
              <text:p text:style-name="P90"><text:span text:style-name="T11">There is no need to build a state-of-the-art DL model. Even a </text:span><text:span text:style-name="T13">simple Isolation Forest</text:span><text:span text:style-name="T11"> + </text:span><text:span text:style-name="T13">rule-based signatures</text:span><text:span text:style-name="T11"> will showcase both approaches.</text:span></text:p>
            </text:list-item>
          </text:list>
        </text:list-item>
      </text:list>
      <text:p text:style-name="P108"/>
      <text:list xml:id="list32903928438225" text:continue-numbering="true" text:style-name="WWNum5">
        <text:list-item>
          <text:p text:style-name="P26"><text:span text:style-name="T9">Enrichment</text:span></text:p>
          <text:list>
            <text:list-item>
              <text:p text:style-name="P70"><text:span text:style-name="T11">Before detection, enrich raw events to give more context:</text:span></text:p>
            </text:list-item>
            <text:list-item>
              <text:p text:style-name="P70"><text:soft-page-break/><text:span text:style-name="T13">GeoIP lookup</text:span><text:span text:style-name="T11"> -&gt; resolve source IPs to country/region.</text:span></text:p>
            </text:list-item>
            <text:list-item>
              <text:p text:style-name="P70"><text:span text:style-name="T13">ASN lookup</text:span><text:span text:style-name="T11"> -&gt; find ISP / organization behind IP.</text:span></text:p>
            </text:list-item>
            <text:list-item>
              <text:p text:style-name="P70"><text:span text:style-name="T13">Threat intelligence feeds</text:span><text:span text:style-name="T11"> -&gt; known malicious IPs/domains.</text:span></text:p>
            </text:list-item>
            <text:list-item>
              <text:p text:style-name="P90"><text:span text:style-name="T13">Port/service mapping</text:span><text:span text:style-name="T11"> -&gt; convert "port 22" -&gt; "SSH".</text:span></text:p>
            </text:list-item>
          </text:list>
        </text:list-item>
      </text:list>
      <text:p text:style-name="P106"/>
      <text:p text:style-name="P106"/>
      <text:p text:style-name="P105"><text:span text:style-name="T1">Feeding data into detection layer</text:span></text:p>
      <text:list xml:id="list2151527977" text:style-name="WWNum21">
        <text:list-item>
          <text:p text:style-name="P27"><text:span text:style-name="T11">Run Suricata inline on monitored VMs/containers / Run Zeek inline on live traffic</text:span></text:p>
          <text:list>
            <text:list-item>
              <text:p text:style-name="P71"><text:span text:style-name="T11">No need since the whole point was to move everything into a distributed system thing</text:span></text:p>
            </text:list-item>
          </text:list>
        </text:list-item>
        <text:list-item>
          <text:p text:style-name="P41"><text:span text:style-name="T11">Feed Suricata from Kafka (centralized analysis) / Feed Zeek from Kafka (offline/near real-time)</text:span></text:p>
          <text:list>
            <text:list-item>
              <text:p text:style-name="P71"><text:span text:style-name="T11">Suricata can also </text:span><text:span text:style-name="T13">read PCAP files/streams</text:span><text:span text:style-name="T11">.</text:span></text:p>
            </text:list-item>
            <text:list-item>
              <text:p text:style-name="P71"><text:span text:style-name="T11">Use a Kafka consumer to replay packets into Suricata (via tcpreplay or Suricata’s --pcap-file / --pcap-file-continuous modes).</text:span></text:p>
            </text:list-item>
            <text:list-item>
              <text:p text:style-name="P71"><text:span text:style-name="T11">Suricata analyzes the replayed packets -&gt; outputs EVE logs -&gt; Filebeat/Logstash ships them back to Kafka (alerts.signatures).</text:span></text:p>
            </text:list-item>
            <text:list-item>
              <text:p text:style-name="P71"><text:span text:style-name="T11">(-) More complex; performance overhead.</text:span></text:p>
            </text:list-item>
            <text:list-item>
              <text:p text:style-name="P71"><text:span text:style-name="T11">. </text:span></text:p>
            </text:list-item>
            <text:list-item>
              <text:p text:style-name="P71"><text:span text:style-name="T11">Store raw packets in Kafka (raw.packets)</text:span></text:p>
            </text:list-item>
            <text:list-item>
              <text:p text:style-name="P71"><text:span text:style-name="T11">Replay them to Zeek using kafkacat or a custom consumer that writes packets to a FIFO pipe Zeek can read.</text:span></text:p>
            </text:list-item>
            <text:list-item>
              <text:p text:style-name="P91"><text:span text:style-name="T11">(-) More engineering effort; Zeek isn’t natively a Kafka consumer.</text:span></text:p>
            </text:list-item>
          </text:list>
        </text:list-item>
      </text:list>
      <text:p text:style-name="P106"/>
      <text:p text:style-name="P105"><text:span text:style-name="T1">Notes</text:span></text:p>
      <text:list xml:id="list319158634" text:style-name="WWNum2">
        <text:list-item>
          <text:p text:style-name="P28"><text:span text:style-name="T13">Zeek</text:span><text:span text:style-name="T11"> = better at context/behavior (protocol analysis, session summaries, useful for ML).</text:span></text:p>
        </text:list-item>
        <text:list-item>
          <text:p text:style-name="P42"><text:soft-page-break/><text:span text:style-name="T13">Suricata</text:span><text:span text:style-name="T11"> = better at signature-based detection (malware, exploits, CVEs).</text:span></text:p>
        </text:list-item>
        <text:list-item>
          <text:p text:style-name="P42"><text:span text:style-name="T11">Direct reuse of Suricata/Zeek rules </text:span><text:span text:style-name="T13">requires replaying packets from Kafka into them</text:span><text:span text:style-name="T11">.</text:span></text:p>
        </text:list-item>
        <text:list-item>
          <text:p text:style-name="P57"><text:span text:style-name="T11">The easier path is to </text:span><text:span text:style-name="T13">translate a subset of their rules into Python/Go detection logic</text:span><text:span text:style-name="T11"> inside your stream processor.</text:span></text:p>
        </text:list-item>
      </text:list>
      <text:p text:style-name="P107"/>
      <text:p text:style-name="P109"><text:span text:style-name="T1">Options</text:span></text:p>
      <text:list xml:id="list1087460619" text:style-name="WWNum6">
        <text:list-item>
          <text:p text:style-name="P36"><text:span text:style-name="T9">Light</text:span></text:p>
          <text:list>
            <text:list-item>
              <text:p text:style-name="P72"><text:span text:style-name="T11">Keep Filebeat/Packetbeat -&gt; Kafka (raw.*).</text:span></text:p>
            </text:list-item>
            <text:list-item>
              <text:p text:style-name="P72"><text:span text:style-name="T11">In your stream processor, implement a subset of Suricata-like rules in Python (failed logins, brute force, scans).</text:span></text:p>
            </text:list-item>
          </text:list>
        </text:list-item>
      </text:list>
      <text:list xml:id="list646151445" text:style-name="WWNum10">
        <text:list-item>
          <text:p text:style-name="P43"><text:span text:style-name="T9">Medium</text:span></text:p>
          <text:list>
            <text:list-item>
              <text:p text:style-name="P73"><text:span text:style-name="T11">Build a Kafka -&gt; pcap bridge (consumer that replays raw.packets).</text:span></text:p>
            </text:list-item>
            <text:list-item>
              <text:p text:style-name="P92"><text:span text:style-name="T11">Suricata applies real rules -&gt; generates alerts -&gt; send back to Kafka.</text:span></text:p>
            </text:list-item>
          </text:list>
        </text:list-item>
      </text:list>
      <text:p text:style-name="P127"/>
      <text:list xml:id="list3091741435" text:style-name="WWNum38">
        <text:list-item>
          <text:p text:style-name="P29"><text:span text:style-name="T9">Advanced</text:span></text:p>
          <text:list>
            <text:list-item>
              <text:p text:style-name="P74"><text:span text:style-name="T11">Integrate both Zeek + Suricata.</text:span></text:p>
            </text:list-item>
            <text:list-item>
              <text:p text:style-name="P74"><text:span text:style-name="T11">Zeek parses into higher-level logs (sessions, URIs).</text:span></text:p>
            </text:list-item>
            <text:list-item>
              <text:p text:style-name="P74"><text:span text:style-name="T11">Suricata applies signatures.</text:span></text:p>
            </text:list-item>
            <text:list-item>
              <text:p text:style-name="P93"><text:span text:style-name="T11">Your processor fuses both -&gt; anomaly engine learns on Zeek logs, signature engine consumes Suricata alerts.</text:span></text:p>
            </text:list-item>
          </text:list>
        </text:list-item>
      </text:list>
      <text:p text:style-name="P108"/>
      <text:p text:style-name="P105"><text:span text:style-name="T1">Advanced Architecture</text:span></text:p>
      <text:list xml:id="list3357136076" text:style-name="WWNum19">
        <text:list-item>
          <text:p text:style-name="P30"><text:span text:style-name="T9">Data Flow In</text:span></text:p>
          <text:list>
            <text:list-item>
              <text:p text:style-name="P75"><text:span text:style-name="T11">Monitored containers run Filebeat/Packetbeat -&gt; Kafka (raw.logs, raw.packets).</text:span></text:p>
            </text:list-item>
          </text:list>
        </text:list-item>
        <text:list-item>
          <text:p text:style-name="P44"><text:soft-page-break/><text:span text:style-name="T9">Suricata </text:span></text:p>
          <text:list>
            <text:list-item>
              <text:p text:style-name="P75"><text:span text:style-name="T11">Input: raw.packets (via replay or live sniffing on monitored VM).</text:span></text:p>
            </text:list-item>
            <text:list-item>
              <text:p text:style-name="P75"><text:span text:style-name="T11">Suricata applies signature rules (Snort/ET, custom).</text:span></text:p>
            </text:list-item>
            <text:list-item>
              <text:p text:style-name="P75"><text:span text:style-name="T11">Output: alerts.suricata (EVE JSON -&gt; Kafka).</text:span></text:p>
            </text:list-item>
          </text:list>
        </text:list-item>
        <text:list-item>
          <text:p text:style-name="P44"><text:span text:style-name="T9">Zeek</text:span></text:p>
          <text:list>
            <text:list-item>
              <text:p text:style-name="P75"><text:span text:style-name="T11">Input: raw.packets (via replay or live sniffing).</text:span></text:p>
            </text:list-item>
            <text:list-item>
              <text:p text:style-name="P75"><text:span text:style-name="T11">Zeek parses into connection/session-level logs (conn.log, http.log, dns.log, etc.).</text:span></text:p>
            </text:list-item>
            <text:list-item>
              <text:p text:style-name="P75"><text:span text:style-name="T11">Output: raw.zeek.* (structured logs -&gt; Kafka).</text:span></text:p>
            </text:list-item>
          </text:list>
        </text:list-item>
        <text:list-item>
          <text:p text:style-name="P44"><text:span text:style-name="T9">Stream Processor (Fusion Layer)</text:span></text:p>
          <text:list>
            <text:list-item>
              <text:p text:style-name="P75"><text:span text:style-name="T11">Consumes multiple topics:</text:span></text:p>
            </text:list-item>
            <text:list-item>
              <text:p text:style-name="P75"><text:span text:style-name="T11">From Suricata (alerts.suricata) -&gt; signature alerts.</text:span></text:p>
            </text:list-item>
            <text:list-item>
              <text:p text:style-name="P75"><text:span text:style-name="T11">From Zeek (raw.zeek.conn, raw.zeek.http, etc.) -&gt; rich behavioral features.</text:span></text:p>
            </text:list-item>
            <text:list-item>
              <text:p text:style-name="P75"><text:span text:style-name="T11">From Beats (raw.logs) -&gt; system logs (auth, syslog).</text:span></text:p>
            </text:list-item>
            <text:list-item>
              <text:p text:style-name="P80"/>
            </text:list-item>
            <text:list-item>
              <text:p text:style-name="P75"><text:span text:style-name="T13">Signature Engine</text:span><text:span text:style-name="T11">: reads Suricata alerts, forwards to alerts.signatures.</text:span></text:p>
            </text:list-item>
            <text:list-item>
              <text:p text:style-name="P75"><text:span text:style-name="T13">Anomaly Engine</text:span><text:span text:style-name="T11">: trains ML on Zeek connection/session logs, detects outliers.</text:span></text:p>
            </text:list-item>
            <text:list-item>
              <text:p text:style-name="P75"><text:span text:style-name="T13">Correlation Engine</text:span><text:span text:style-name="T11"> (optional)</text:span></text:p>
              <text:list>
                <text:list-item>
                  <text:p text:style-name="P116"><text:span text:style-name="T11">Correlates Suricata alerts with Zeek session data.</text:span></text:p>
                </text:list-item>
                <text:list-item>
                  <text:p text:style-name="P121"><text:span text:style-name="T11">Example: Suricata flagged suspicious HTTP exploit, anomaly engine also saw rare URI length -&gt; raise alert severity.</text:span></text:p>
                </text:list-item>
              </text:list>
            </text:list-item>
          </text:list>
        </text:list-item>
      </text:list>
      <text:p text:style-name="P105"><text:span text:style-name="T1">Example</text:span></text:p>
      <text:list xml:id="list1002004619" text:style-name="WWNum7">
        <text:list-item>
          <text:p text:style-name="P31"><text:span text:style-name="T9">Attacker brute-forces SSH</text:span></text:p>
          <text:list>
            <text:list-item>
              <text:p text:style-name="P76"><text:soft-page-break/><text:span text:style-name="T11">Suricata raises brute force signature -&gt; alerts.suricata.</text:span></text:p>
            </text:list-item>
            <text:list-item>
              <text:p text:style-name="P76"><text:span text:style-name="T11">Zeek logs an unusual number of short-lived TCP connections from the same IP -&gt; anomaly engine flags it.</text:span></text:p>
            </text:list-item>
            <text:list-item>
              <text:p text:style-name="P76"><text:span text:style-name="T11">Fusion engine correlates -&gt; increases severity, marks it as real attack.</text:span></text:p>
            </text:list-item>
            <text:list-item>
              <text:p text:style-name="P76"><text:span text:style-name="T11">Mitigation service blocks attacker IP.<text:tab/></text:span></text:p>
            </text:list-item>
          </text:list>
        </text:list-item>
        <text:list-item>
          <text:p text:style-name="P45"><text:span text:style-name="T9">Attacker uses zero-day exploit</text:span></text:p>
          <text:list>
            <text:list-item>
              <text:p text:style-name="P76"><text:span text:style-name="T11">Suricata might miss it (no signature).</text:span></text:p>
            </text:list-item>
            <text:list-item>
              <text:p text:style-name="P76"><text:span text:style-name="T11">Zeek shows abnormal HTTP request size, rare TLS cert fingerprint.</text:span></text:p>
            </text:list-item>
            <text:list-item>
              <text:p text:style-name="P76"><text:span text:style-name="T11">Anomaly engine flags as suspicious.</text:span></text:p>
            </text:list-item>
            <text:list-item>
              <text:p text:style-name="P94"><text:span text:style-name="T11">You still catch it (via behavioral analysis).</text:span></text:p>
            </text:list-item>
          </text:list>
        </text:list-item>
      </text:list>
      <text:p text:style-name="P105"><text:span text:style-name="T1">Implementation</text:span></text:p>
      <text:p text:style-name="P105"><text:span text:style-name="T9">Kafka replay approach (cleanest):</text:span></text:p>
      <text:list xml:id="list3254311132" text:style-name="WWNum14">
        <text:list-item>
          <text:p text:style-name="P32"><text:span text:style-name="T11">Both Zeek and Suricata get traffic from Kafka (raw.packets).</text:span></text:p>
        </text:list-item>
        <text:list-item>
          <text:p text:style-name="P46"><text:span text:style-name="T11">Use a Kafka consumer -&gt; outputs to pcap pipe -&gt; Suricata/Zeek read from it.</text:span></text:p>
        </text:list-item>
        <text:list-item>
          <text:p text:style-name="P58"><text:span text:style-name="T11">Each produces JSON logs back to Kafka.</text:span></text:p>
        </text:list-item>
      </text:list>
      <text:p text:style-name="P130"><text:span text:style-name="T1">ML Anomaly Detection Algorithm Options</text:span></text:p>
      <text:list xml:id="list2366878050" text:style-name="WWNum4">
        <text:list-item>
          <text:p text:style-name="P103"><text:span text:style-name="T11">Lightweight</text:span></text:p>
        </text:list-item>
        <text:list-item>
          <text:p text:style-name="P95"><text:span text:style-name="T11">work well for structured features extracted from logs or packets (like counts, durations, bytes, ports).</text:span></text:p>
        </text:list-item>
      </text:list>
      <text:p text:style-name="P123"/>
      <text:list xml:id="list2922842448" text:style-name="WWNum11">
        <text:list-item>
          <text:p text:style-name="P33"><text:span text:style-name="T9"><text:s/>Isolation Forest</text:span></text:p>
          <text:list>
            <text:list-item>
              <text:p text:style-name="P77"><text:span text:style-name="T11">Detects anomalies as points that are “easy to isolate” in a tree structure.</text:span></text:p>
            </text:list-item>
            <text:list-item>
              <text:p text:style-name="P77"><text:span text:style-name="T11">Good for numeric features (login attempts, packet size, duration).</text:span></text:p>
            </text:list-item>
            <text:list-item>
              <text:p text:style-name="P77"><text:span text:style-name="T11">Pros: fast, interpretable, works in streaming with some adaptations.</text:span></text:p>
            </text:list-item>
            <text:list-item>
              <text:p text:style-name="P96"><text:span text:style-name="T11">Cons: doesn’t handle sequences well.</text:span></text:p>
            </text:list-item>
          </text:list>
        </text:list-item>
      </text:list>
      <text:p text:style-name="P106"/>
      <text:list xml:id="list32902255806799" text:continue-numbering="true" text:style-name="WWNum11">
        <text:list-item>
          <text:p text:style-name="P33"><text:span text:style-name="T9">One-Class SVM</text:span></text:p>
          <text:list>
            <text:list-item>
              <text:p text:style-name="P77"><text:span text:style-name="T11">Learns the boundary of normal data; points outside are anomalies.</text:span></text:p>
            </text:list-item>
            <text:list-item>
              <text:p text:style-name="P77"><text:span text:style-name="T11">Pros: effective in small-dimensional spaces.</text:span></text:p>
            </text:list-item>
            <text:list-item>
              <text:p text:style-name="P96"><text:span text:style-name="T11">Cons: slow for large datasets, harder to scale.</text:span></text:p>
            </text:list-item>
          </text:list>
        </text:list-item>
      </text:list>
      <text:p text:style-name="P106"/>
      <text:list xml:id="list32903715148051" text:continue-numbering="true" text:style-name="WWNum11">
        <text:list-item>
          <text:p text:style-name="P33"><text:span text:style-name="T9"><text:s/>Online / Streaming ML</text:span></text:p>
          <text:list>
            <text:list-item>
              <text:p text:style-name="P77"><text:span text:style-name="T11">Since the IDS is real-time, offline ML isn’t ideal. These libraries let you update models on-the-fly:</text:span></text:p>
              <text:list>
                <text:list-item>
                  <text:p text:style-name="P117"><text:span text:style-name="T11">River (Python) -&gt; supports online Isolation Forest, clustering, incremental learning.</text:span></text:p>
                </text:list-item>
                <text:list-item>
                  <text:p text:style-name="P117"><text:span text:style-name="T11">scikit-multiflow -&gt; streaming ML toolkit.</text:span></text:p>
                </text:list-item>
                <text:list-item>
                  <text:p text:style-name="P122"><text:span text:style-name="T11">Spark Streaming + MLlib -&gt; incremental batch processing.</text:span></text:p>
                </text:list-item>
              </text:list>
            </text:list-item>
          </text:list>
        </text:list-item>
      </text:list>
      <text:p text:style-name="P126"/>
      <text:p text:style-name="P105"><text:soft-page-break/><text:span text:style-name="T1">The quality of detection depends heavily on features you feed into ML:</text:span></text:p>
      <text:list xml:id="list3395951980" text:style-name="WWNum35">
        <text:list-item>
          <text:p text:style-name="P34"><text:span text:style-name="T9">From Filebeat logs: failed login count, sudo attempts, file access patterns.</text:span></text:p>
        </text:list-item>
        <text:list-item>
          <text:p text:style-name="P47"><text:span text:style-name="T9">From Packetbeat logs: packet sizes, source/destination IP counts, port scans.</text:span></text:p>
        </text:list-item>
        <text:list-item>
          <text:p text:style-name="P59"><text:span text:style-name="T9">From Zeek logs: connection durations, unusual URI lengths, number of distinct domains per IP.</text:span></text:p>
        </text:list-item>
      </text:list>
      <text:p text:style-name="P106"/>
      <text:p text:style-name="P105"><text:span text:style-name="T1">Notes</text:span></text:p>
      <text:list xml:id="list2026626744" text:style-name="WWNum12">
        <text:list-item>
          <text:p text:style-name="P35"><text:span text:style-name="T9">Start simple:</text:span></text:p>
          <text:list>
            <text:list-item>
              <text:p text:style-name="P78"><text:span text:style-name="T11">Isolation Forest or Online k-Means.</text:span></text:p>
            </text:list-item>
            <text:list-item>
              <text:p text:style-name="P78"><text:span text:style-name="T11">Features: failed logins, connection counts, packet sizes.</text:span></text:p>
            </text:list-item>
          </text:list>
        </text:list-item>
        <text:list-item>
          <text:p text:style-name="P48"><text:span text:style-name="T9">Upgrade:</text:span></text:p>
          <text:list>
            <text:list-item>
              <text:p text:style-name="P78"><text:span text:style-name="T11">LSTM autoencoder for sequences of events per IP or per host.</text:span></text:p>
            </text:list-item>
            <text:list-item>
              <text:p text:style-name="P97"><text:span text:style-name="T11">Fuse outputs with signature-based alerts.</text:span></text:p>
            </text:list-item>
          </text:list>
        </text:list-item>
      </text:list>
      <text:p text:style-name="P105"><draw:frame draw:style-name="fr1" draw:name="Frame3" text:anchor-type="paragraph" svg:x="0in" svg:width="1.2535in" svg:height="0.3909in" draw:z-index="45"><draw:text-box><text:p text:style-name="P13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fo:font-size="12pt"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fo:font-size="12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fo:font-size="12pt" style:text-underline-style="none"/>
    </style:style>
    <style:style style:name="ListLabel_20_93" style:display-name="ListLabel 93" style:family="text">
      <style:text-properties fo:font-size="12pt"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3pt" style:text-underline-style="none"/>
    </style:style>
    <style:style style:name="ListLabel_20_101" style:display-name="ListLabel 101" style:family="text">
      <style:text-properties fo:font-size="12pt"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3pt" style:text-underline-style="none"/>
    </style:style>
    <style:style style:name="ListLabel_20_164" style:display-name="ListLabel 164" style:family="text">
      <style:text-properties fo:font-size="12pt" style:text-underline-style="none"/>
    </style:style>
    <style:style style:name="ListLabel_20_165" style:display-name="ListLabel 165" style:family="text">
      <style:text-properties fo:font-size="12pt"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2pt" style:text-underline-style="none"/>
    </style:style>
    <style:style style:name="ListLabel_20_182" style:display-name="ListLabel 182" style:family="text">
      <style:text-properties fo:font-size="12pt"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2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2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fo:font-size="12pt"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font-size="12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45" style:display-name="ListLabel 24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7" style:display-name="ListLabel 2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8" style:display-name="ListLabel 24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0" style:display-name="ListLabel 2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1" style:display-name="ListLabel 25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3" style:display-name="ListLabel 253" style:family="text">
      <style:text-properties fo:font-size="13pt" style:text-underline-style="none"/>
    </style:style>
    <style:style style:name="ListLabel_20_254" style:display-name="ListLabel 254" style:family="text">
      <style:text-properties fo:font-size="12pt"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font-size="12pt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font-size="12pt"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font-size="12pt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font-size="12pt"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font-size="13pt" style:text-underline-style="none"/>
    </style:style>
    <style:style style:name="ListLabel_20_299" style:display-name="ListLabel 299" style:family="text">
      <style:text-properties style:font-name="Arial" fo:font-family="Arial" style:font-family-generic="roman" style:font-pitch="variable" fo:font-size="12pt" style:text-underline-style="none"/>
    </style:style>
    <style:style style:name="ListLabel_20_300" style:display-name="ListLabel 300" style:family="text">
      <style:text-properties style:font-name="Arial" fo:font-family="Arial" style:font-family-generic="roman" style:font-pitch="variable" fo:font-size="12pt" style:text-underline-style="none"/>
    </style:style>
    <style:style style:name="ListLabel_20_301" style:display-name="ListLabel 301" style:family="text">
      <style:text-properties fo:font-size="12pt"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font-size="13pt"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font-size="12pt" style:text-underline-style="none"/>
    </style:style>
    <style:style style:name="ListLabel_20_317" style:display-name="ListLabel 317" style:family="text">
      <style:text-properties style:font-name="Arial" fo:font-family="Arial" style:font-family-generic="roman" style:font-pitch="variable" fo:font-size="12pt"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font-size="13pt" style:text-underline-style="none"/>
    </style:style>
    <style:style style:name="ListLabel_20_326" style:display-name="ListLabel 326" style:family="text">
      <style:text-properties fo:font-size="12pt" style:text-underline-style="none"/>
    </style:style>
    <style:style style:name="ListLabel_20_327" style:display-name="ListLabel 327" style:family="text">
      <style:text-properties fo:font-size="12pt"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font-size="13pt" style:text-underline-style="none"/>
    </style:style>
    <style:style style:name="ListLabel_20_335" style:display-name="ListLabel 335" style:family="text">
      <style:text-properties fo:font-size="12pt"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font-size="13pt" style:text-underline-style="none"/>
    </style:style>
    <style:style style:name="ListLabel_20_344" style:display-name="ListLabel 344" style:family="text">
      <style:text-properties fo:font-size="12pt"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font-size="12pt"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9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9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9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9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9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9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9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9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7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7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7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7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7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7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7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9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9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9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9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9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9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9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51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791in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2" style:font-size-asian="10pt" style:font-style-asian="normal" style:font-weight-asian="normal" style:font-name-complex="Calibri2"/>
    </style:style>
    <style:style style:name="Mfr1" style:family="graphic" style:parent-style-name="Frame">
      <style:graphic-properties style:run-through="background" style:wrap="run-through" style:number-wrapped-paragraphs="no-limit" style:vertical-pos="top" style:vertical-rel="page" style:horizontal-pos="from-left" style:horizontal-rel="page-end-margin" draw:opacity="0%" fo:padding-left="0in" fo:padding-right="0.278in" fo:padding-top="0.2083in" fo:padding-bottom="0in" fo:border="non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937in" fo:min-width="0.9866in" fo:padding-top="0.2083in" fo:padding-bottom="0in" fo:padding-left="0in" fo:padding-right="0.278in" fo:wrap-option="wrap" fo:margin-left="0in" fo:margin-right="0in" fo:margin-top="0in" fo:margin-bottom="0in" style:run-through="background" style:wrap="run-through" style:number-wrapped-paragraphs="no-limit" style:vertical-pos="top" style:vertical-rel="page" style:horizontal-pos="from-left" style:horizontal-rel="page-end-margin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.25in" fo:margin-left="0.25in" fo:margin-right="0.25in" style:writing-mode="lr-tb" style:layout-grid-color="#c0c0c0" style:layout-grid-lines="266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2" draw:name="Image1" draw:style-name="Mgr1" draw:text-style-name="MP3" svg:width="1.2642in" svg:height="0.4016in" svg:x="0in" svg:y="0in"><svg:desc>Internal Use Only</svg:desc><text:p text:style-name="MP2"><text:span text:style-name="MT1">Internal Use Onl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Frame2" text:anchor-type="paragraph" svg:x="0in" svg:width="1.2646in" svg:height="0.402in" draw:z-index="0"><draw:text-box><text:p text:style-name="MP2"><text:span text:style-name="MT1">Internal Use Only</text:span></text:p></draw:text-box></draw:frame><draw:custom-shape text:anchor-type="paragraph" draw:z-index="0" draw:name="Image2" draw:style-name="Mgr1" draw:text-style-name="MP3" svg:width="1.2642in" svg:height="0.4016in" svg:x="0in" svg:y="0in"><svg:desc>Internal Use Only</svg:desc><text:p text:style-name="MP2"><text:span text:style-name="MT1">Internal Use Onl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4T20:06:00</meta:creation-date>
    <meta:initial-creator>Mihnea George BEJINARU</meta:initial-creator>
    <meta:document-statistic meta:table-count="0" meta:image-count="0" meta:object-count="0" meta:page-count="22" meta:paragraph-count="386" meta:word-count="3234" meta:character-count="20996" meta:non-whitespace-character-count="18448"/>
    <meta:generator>LibreOfficeDev/6.0.5.2$Linux_X86_64 LibreOffice_project/</meta:generator>
    <meta:user-defined meta:name="ClassificationContentMarkingHeaderFontProps">#000000,10,Calibri</meta:user-defined>
    <meta:user-defined meta:name="ClassificationContentMarkingHeaderShapeIds">7d5299f7,4e65c368,4d8c6f14</meta:user-defined>
    <meta:user-defined meta:name="ClassificationContentMarkingHeaderText">Internal Use Only</meta:user-defined>
    <meta:user-defined meta:name="MSIP_Label_9d9c527f-5235-45cb-bea5-98c00c666442_ActionId">45ee8f97-be49-4f5b-a76c-2ca507857043</meta:user-defined>
    <meta:user-defined meta:name="MSIP_Label_9d9c527f-5235-45cb-bea5-98c00c666442_ContentBits" meta:value-type="string">1</meta:user-defined>
    <meta:user-defined meta:name="MSIP_Label_9d9c527f-5235-45cb-bea5-98c00c666442_Enabled" meta:value-type="string">true</meta:user-defined>
    <meta:user-defined meta:name="MSIP_Label_9d9c527f-5235-45cb-bea5-98c00c666442_Method" meta:value-type="string">Standard</meta:user-defined>
    <meta:user-defined meta:name="MSIP_Label_9d9c527f-5235-45cb-bea5-98c00c666442_Name" meta:value-type="string">INTERNAL</meta:user-defined>
    <meta:user-defined meta:name="MSIP_Label_9d9c527f-5235-45cb-bea5-98c00c666442_SetDate" meta:value-type="string">2024-11-14T21:10:15Z</meta:user-defined>
    <meta:user-defined meta:name="MSIP_Label_9d9c527f-5235-45cb-bea5-98c00c666442_SiteId" meta:value-type="string">487baf29-f1da-469a-9221-243f830c36f3</meta:user-defined>
  </office:meta>
</office:document-meta>
</file>